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535cm"/>
    </style:style>
    <style:style style:name="Table1.B" style:family="table-column">
      <style:table-column-properties style:column-width="3.284cm"/>
    </style:style>
    <style:style style:name="Table1.C" style:family="table-column">
      <style:table-column-properties style:column-width="2.955cm"/>
    </style:style>
    <style:style style:name="Table1.D" style:family="table-column">
      <style:table-column-properties style:column-width="3.066cm"/>
    </style:style>
    <style:style style:name="Table1.E" style:family="table-column">
      <style:table-column-properties style:column-width="2.755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3" style:family="table-row">
      <style:table-row-properties style:min-row-height="0.679cm"/>
    </style:style>
    <style:style style:name="Table1.A3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padding="0.097cm" fo:border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429cm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5" style:family="table-row">
      <style:table-row-properties style:min-row-height="0.36cm"/>
    </style:style>
    <style:style style:name="Table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paragraph-rsid="000ed72a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paragraph-rsid="00103b5b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paragraph-rsid="00007229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paragraph-rsid="00023430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paragraph-rsid="00022a4b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paragraph-rsid="0008a8c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paragraph-rsid="000c2990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Liberation Serif1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022a4b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4pt" officeooo:paragraph-rsid="00129d3f" style:font-size-complex="14pt"/>
    </style:style>
    <style:style style:name="P17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Liberation Serif1" fo:font-size="14pt" style:text-underline-style="solid" style:text-underline-width="auto" style:text-underline-color="font-color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29d3f" officeooo:paragraph-rsid="00129d3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officeooo:paragraph-rsid="0016b3d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11pt" style:text-underline-style="none" fo:font-weight="normal" officeooo:paragraph-rsid="001411ac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paragraph-rsid="0017e7cb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4pt" officeooo:rsid="00129d3f" officeooo:paragraph-rsid="00129d3f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2a4b"/>
    </style:style>
    <style:style style:name="T3" style:family="text">
      <style:text-properties officeooo:rsid="000c2990"/>
    </style:style>
    <style:style style:name="T4" style:family="text">
      <style:text-properties officeooo:rsid="000cfc04"/>
    </style:style>
    <style:style style:name="T5" style:family="text">
      <style:text-properties officeooo:rsid="00103b5b"/>
    </style:style>
    <style:style style:name="T6" style:family="text">
      <style:text-properties officeooo:rsid="00129d3f"/>
    </style:style>
    <style:style style:name="T7" style:family="text">
      <style:text-properties style:font-name="Arial" style:text-underline-style="none" fo:font-weight="normal" officeooo:rsid="00129d3f" style:font-size-asian="14pt" style:font-weight-asian="normal" style:font-weight-complex="normal"/>
    </style:style>
    <style:style style:name="T8" style:family="text">
      <style:text-properties officeooo:rsid="001411ac"/>
    </style:style>
    <style:style style:name="T9" style:family="text">
      <style:text-properties fo:font-size="12pt" officeooo:rsid="001411ac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STADO DE CUENTAS DEL CLIENTE</text:p>
      <text:p text:style-name="P19"><text:placeholder text:placeholder-type="text">&lt;entidad.name&gt;</text:placeholder></text:p>
      <text:p text:style-name="P19"/>
      <text:p text:style-name="P21"><text:placeholder text:placeholder-type="text">&lt;choose test=""&gt;</text:placeholder></text:p>
      <text:p text:style-name="P21"><text:placeholder text:placeholder-type="text">&lt;if test="periodo != ''"&gt;</text:placeholder></text:p>
      <text:p text:style-name="P20"><text:span text:style-name="T8"><text:placeholder text:placeholder-type="text">&lt;formatLang(periodo.desde, user.language, date=True) if periodo.desde  else ''&gt;</text:placeholder></text:span> <text:span text:style-name="T8">- </text:span><text:span text:style-name="T8"><text:placeholder text:placeholder-type="text">&lt;formatLang(periodo.hasta, user.language, date=True) if periodo.hasta else ''&gt;</text:placeholder></text:span></text:p>
      <text:p text:style-name="P21"><text:placeholder text:placeholder-type="text">&lt;/if&gt;</text:placeholder></text:p>
      <text:p text:style-name="P21"><text:placeholder text:placeholder-type="text">&lt;/choose&gt;</text:placeholder></text:p>
      <text:p text:style-name="P1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3">Importe a pagar</text:p>
          </table:table-cell>
          <table:table-cell table:style-name="Tabla1.B1" office:value-type="string">
            <text:p text:style-name="P16"><text:span text:style-name="T6">$</text:span><text:span text:style-name="T7"><text:placeholder text:placeholder-type="text">&lt;importe&gt;</text:placeholder></text:span></text:p>
          </table:table-cell>
        </table:table-row>
      </table:table>
      <text:p text:style-name="P13"/>
      <text:p text:style-name="P18">DETALLE: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Base Imponible</text:p>
          </table:table-cell>
          <table:table-cell table:style-name="Table1.A1" office:value-type="string">
            <text:p text:style-name="P14">Impuesto</text:p>
          </table:table-cell>
          <table:table-cell table:style-name="Table1.A1" office:value-type="string">
            <text:p text:style-name="P14">Total</text:p>
          </table:table-cell>
          <table:table-cell table:style-name="Table1.E1" office:value-type="string">
            <text:p text:style-name="P14">A Pagar</text:p>
          </table:table-cell>
        </table:table-row>
        <table:table-row>
          <table:table-cell table:style-name="Table1.A2" table:number-columns-spanned="5" office:value-type="string">
            <text:p text:style-name="P1"><text:placeholder text:placeholder-type="text">&lt;for each="dato in dato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22"><text:span text:style-name="T1">Fecha Venta:</text:span><text:span text:style-name="T8"><text:placeholder text:placeholder-type="text">&lt;formatLang(dato['sale'].sale_date, user.language, date=True) if dato['sale'].sale_date else ''&gt;</text:placeholder></text:span> </text:p>
          </table:table-cell>
          <table:table-cell table:style-name="Table1.B3" office:value-type="string">
            <text:p text:style-name="P1"><text:placeholder text:placeholder-type="text">&lt;dato['sale'].invoices[0].untaxed_amount&gt;</text:placeholder></text:p>
          </table:table-cell>
          <table:table-cell table:style-name="Table1.C3" office:value-type="string">
            <text:p text:style-name="P1"><text:placeholder text:placeholder-type="text">&lt;dato['sale'].invoices[0].tax_amount&gt;</text:placeholder></text:p>
          </table:table-cell>
          <table:table-cell table:style-name="Table1.D3" office:value-type="string">
            <text:p text:style-name="P1"><text:placeholder text:placeholder-type="text">&lt;dato['sale'].invoices[0].total_amount&gt;</text:placeholder></text:p>
          </table:table-cell>
          <table:table-cell table:style-name="Table1.E3" office:value-type="string">
            <text:p text:style-name="P2"><text:placeholder text:placeholder-type="text">&lt;dato['sale'].invoices[0].amount_to_pay_today if dato['sale'].invoices[0].amount_to_pay_today &gt; 0 else dato['sale'].invoices[0].total_amount&gt;</text:placeholder></text:p>
          </table:table-cell>
        </table:table-row>
        <table:table-row table:style-name="Table1.3">
          <table:table-cell table:style-name="Table1.A4" table:number-columns-spanned="5" office:value-type="string">
            <text:p text:style-name="P3"><text:span text:style-name="T5">Estado de la Factura: </text:span><text:span text:style-name="T5"><text:placeholder text:placeholder-type="text">&lt;'Borrador' if dato['sale'].invoices[0].state == 'draft' else ('Validada' if dato['sale'].invoices[0].state == 'validated' else 'Confirmada')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5" office:value-type="string">
            <text:p text:style-name="P15">Descrip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5" office:value-type="string">
            <text:p text:style-name="P6"><text:placeholder text:placeholder-type="text">&lt;for each="pub_ln in dato['pub_lineas']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6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8"><text:placeholder text:placeholder-type="text">&lt;when test="pub_ln['es_pub'] == 'True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4" table:number-columns-spanned="5" office:value-type="string">
            <text:p text:style-name="P11"><text:placeholder text:placeholder-type="text">&lt;pub_ln['linea'].product.name&gt;</text:placeholder>, <text:placeholder text:placeholder-type="text">&lt;pub_ln['pub'].medidas&gt;</text:placeholder>, <text:span text:style-name="T4">por</text:span> <text:placeholder text:placeholder-type="text">&lt;pub_ln['repet']&gt;</text:placeholder> <text:span text:style-name="T2">días, </text:span><text:span text:style-name="T3">Fechas: </text:span><text:span text:style-name="T3"><text:placeholder text:placeholder-type="text">&lt;pub_ln['fechas']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1" table:number-columns-spanned="5" office:value-type="string">
            <text:p text:style-name="P7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1" table:number-columns-spanned="5" office:value-type="string">
            <text:p text:style-name="P8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2" table:number-columns-spanned="5" office:value-type="string">
            <text:p text:style-name="P10"><text:placeholder text:placeholder-type="text">&lt;pub_ln['linea'].product.nam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4" table:number-columns-spanned="5" office:value-type="string">
            <text:p text:style-name="P9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9">
          <table:table-cell table:style-name="Table1.A14" table:number-columns-spanned="5" office:value-type="string">
            <text:p text:style-name="P8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5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2" meta:image-count="0" meta:object-count="0" meta:page-count="2" meta:paragraph-count="33" meta:word-count="103" meta:character-count="1182" meta:non-whitespace-character-count="1110"/>
    <meta:user-defined meta:name="Info 1"/>
    <meta:user-defined meta:name="Info 2"/>
    <meta:user-defined meta:name="Info 3"/>
    <meta:user-defined meta:name="Info 4"/>
  </office:meta>
</office:document-meta>
</file>